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0.337cm" svg:height="8.991cm" svg:x="0.7cm" svg:y="1.04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20:16</meta:creation-date>
    <dc:date>2013-01-31T17:55:52</dc:date>
    <dc:creator>SpaceFlyer </dc:creator>
    <meta:editing-duration>PT1M29S</meta:editing-duration>
    <meta:editing-cycles>6</meta:editing-cycles>
    <meta:generator>LibreOffice/3.6$Linux_X86_64 LibreOffice_project/36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200" chart:interval-major="1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38cm" svg:height="8.992cm" xlink:href="." xlink:type="simple" chart:class="chart:scatter" chart:style-name="ch1">
        <chart:plot-area chart:style-name="ch2" chart:data-source-has-labels="both" svg:x="1.217cm" svg:y="0.851cm" svg:width="8.709cm" svg:height="6.981cm">
          <chartooo:coordinate-region svg:x="1.944cm" svg:y="1.05cm" svg:width="7.982cm" svg:height="6.135cm"/>
          <chart:axis chart:dimension="x" chart:name="primary-x" chart:style-name="ch3" chartooo:axis-type="auto">
            <chart:title svg:x="5.421cm" svg:y="8.011cm" chart:style-name="ch4">
              <text:p>n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007cm" chart:style-name="ch6">
              <text:p>seconds</text:p>
            </chart:title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9" chart:values-cell-range-address="local-table.$D$2:.$D$21" chart:label-cell-address="local-table.$D$1" chart:class="chart:scatter">
            <chart:data-point chart:repeated="20"/>
          </chart:series>
          <chart:series chart:style-name="ch10" chart:values-cell-range-address="local-table.$E$2:.$E$21" chart:label-cell-address="local-table.$E$1" chart:class="chart:scatter">
            <chart:data-point chart:repeated="20"/>
          </chart:series>
          <chart:series chart:style-name="ch11" chart:values-cell-range-address="local-table.$F$2:.$F$21" chart:label-cell-address="local-table.$F$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</table:table-cell>
              <table:table-cell office:value-type="float" office:value="0.0491696">
                <text:p>0.0491696</text:p>
              </table:table-cell>
              <table:table-cell office:value-type="float" office:value="0.4767662">
                <text:p>0.4767662</text:p>
              </table:table-cell>
              <table:table-cell office:value-type="float" office:value="0.084052">
                <text:p>0.084052</text:p>
              </table:table-cell>
              <table:table-cell office:value-type="float" office:value="0.1098822">
                <text:p>0.10988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558524">
                <text:p>0.0558524</text:p>
              </table:table-cell>
              <table:table-cell office:value-type="float" office:value="0.5374494">
                <text:p>0.5374494</text:p>
              </table:table-cell>
              <table:table-cell office:value-type="float" office:value="0.086053">
                <text:p>0.086053</text:p>
              </table:table-cell>
              <table:table-cell office:value-type="float" office:value="0.1222636">
                <text:p>0.1222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735238">
                <text:p>0.0735238</text:p>
              </table:table-cell>
              <table:table-cell office:value-type="float" office:value="0.6006652">
                <text:p>0.6006652</text:p>
              </table:table-cell>
              <table:table-cell office:value-type="float" office:value="0.089468">
                <text:p>0.089468</text:p>
              </table:table-cell>
              <table:table-cell office:value-type="float" office:value="0.0699164">
                <text:p>0.0699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916112">
                <text:p>0.0916112</text:p>
              </table:table-cell>
              <table:table-cell office:value-type="float" office:value="0.62443">
                <text:p>0.62443</text:p>
              </table:table-cell>
              <table:table-cell office:value-type="float" office:value="0.0941782">
                <text:p>0.0941782</text:p>
              </table:table-cell>
              <table:table-cell office:value-type="float" office:value="0.107268">
                <text:p>0.107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969354">
                <text:p>0.0969354</text:p>
              </table:table-cell>
              <table:table-cell office:value-type="float" office:value="0.6328124">
                <text:p>0.6328124</text:p>
              </table:table-cell>
              <table:table-cell office:value-type="float" office:value="0.0934796">
                <text:p>0.0934796</text:p>
              </table:table-cell>
              <table:table-cell office:value-type="float" office:value="0.0862612">
                <text:p>0.0862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1098988">
                <text:p>0.1098988</text:p>
              </table:table-cell>
              <table:table-cell office:value-type="float" office:value="0.6489">
                <text:p>0.6489</text:p>
              </table:table-cell>
              <table:table-cell office:value-type="float" office:value="0.0923828">
                <text:p>0.0923828</text:p>
              </table:table-cell>
              <table:table-cell office:value-type="float" office:value="0.0712668">
                <text:p>0.0712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1196842">
                <text:p>0.1196842</text:p>
              </table:table-cell>
              <table:table-cell office:value-type="float" office:value="0.6641724">
                <text:p>0.6641724</text:p>
              </table:table-cell>
              <table:table-cell office:value-type="float" office:value="0.095417">
                <text:p>0.095417</text:p>
              </table:table-cell>
              <table:table-cell office:value-type="float" office:value="0.0799294">
                <text:p>0.0799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33476">
                <text:p>0.133476</text:p>
              </table:table-cell>
              <table:table-cell office:value-type="float" office:value="0.6083024">
                <text:p>0.6083024</text:p>
              </table:table-cell>
              <table:table-cell office:value-type="float" office:value="0.0911284">
                <text:p>0.0911284</text:p>
              </table:table-cell>
              <table:table-cell office:value-type="float" office:value="0.0687076">
                <text:p>0.0687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529608">
                <text:p>0.1529608</text:p>
              </table:table-cell>
              <table:table-cell office:value-type="float" office:value="0.5708922">
                <text:p>0.5708922</text:p>
              </table:table-cell>
              <table:table-cell office:value-type="float" office:value="0.0908758">
                <text:p>0.0908758</text:p>
              </table:table-cell>
              <table:table-cell office:value-type="float" office:value="0.0879822">
                <text:p>0.0879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1740268">
                <text:p>0.1740268</text:p>
              </table:table-cell>
              <table:table-cell office:value-type="float" office:value="0.5935278">
                <text:p>0.5935278</text:p>
              </table:table-cell>
              <table:table-cell office:value-type="float" office:value="0.0943838">
                <text:p>0.0943838</text:p>
              </table:table-cell>
              <table:table-cell office:value-type="float" office:value="0.0699736">
                <text:p>0.0699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0.2036978">
                <text:p>0.2036978</text:p>
              </table:table-cell>
              <table:table-cell office:value-type="float" office:value="0.5510092">
                <text:p>0.5510092</text:p>
              </table:table-cell>
              <table:table-cell office:value-type="float" office:value="0.0924">
                <text:p>0.0924</text:p>
              </table:table-cell>
              <table:table-cell office:value-type="float" office:value="0.0824418">
                <text:p>0.0824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240769">
                <text:p>0.240769</text:p>
              </table:table-cell>
              <table:table-cell office:value-type="float" office:value="0.5860218">
                <text:p>0.5860218</text:p>
              </table:table-cell>
              <table:table-cell office:value-type="float" office:value="0.0925878">
                <text:p>0.0925878</text:p>
              </table:table-cell>
              <table:table-cell office:value-type="float" office:value="0.0758986">
                <text:p>0.0758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0.2777494">
                <text:p>0.2777494</text:p>
              </table:table-cell>
              <table:table-cell office:value-type="float" office:value="0.5556906">
                <text:p>0.5556906</text:p>
              </table:table-cell>
              <table:table-cell office:value-type="float" office:value="0.0959606">
                <text:p>0.0959606</text:p>
              </table:table-cell>
              <table:table-cell office:value-type="float" office:value="0.0787302">
                <text:p>0.0787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0.2885516">
                <text:p>0.2885516</text:p>
              </table:table-cell>
              <table:table-cell office:value-type="float" office:value="0.4984562">
                <text:p>0.4984562</text:p>
              </table:table-cell>
              <table:table-cell office:value-type="float" office:value="0.0927248">
                <text:p>0.0927248</text:p>
              </table:table-cell>
              <table:table-cell office:value-type="float" office:value="0.0788218">
                <text:p>0.0788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0.3268816">
                <text:p>0.3268816</text:p>
              </table:table-cell>
              <table:table-cell office:value-type="float" office:value="0.5270422">
                <text:p>0.5270422</text:p>
              </table:table-cell>
              <table:table-cell office:value-type="float" office:value="0.0969208">
                <text:p>0.0969208</text:p>
              </table:table-cell>
              <table:table-cell office:value-type="float" office:value="0.0913226">
                <text:p>0.0913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0.368703">
                <text:p>0.368703</text:p>
              </table:table-cell>
              <table:table-cell office:value-type="float" office:value="0.5435614">
                <text:p>0.5435614</text:p>
              </table:table-cell>
              <table:table-cell office:value-type="float" office:value="0.09816">
                <text:p>0.09816</text:p>
              </table:table-cell>
              <table:table-cell office:value-type="float" office:value="0.072247">
                <text:p>0.072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0.4035884">
                <text:p>0.4035884</text:p>
              </table:table-cell>
              <table:table-cell office:value-type="float" office:value="0.4738374">
                <text:p>0.4738374</text:p>
              </table:table-cell>
              <table:table-cell office:value-type="float" office:value="0.0973322">
                <text:p>0.0973322</text:p>
              </table:table-cell>
              <table:table-cell office:value-type="float" office:value="0.0771276">
                <text:p>0.0771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0">
                <text:p>2600</text:p>
              </table:table-cell>
              <table:table-cell office:value-type="float" office:value="0.4408718">
                <text:p>0.4408718</text:p>
              </table:table-cell>
              <table:table-cell office:value-type="float" office:value="0.6043978">
                <text:p>0.6043978</text:p>
              </table:table-cell>
              <table:table-cell office:value-type="float" office:value="0.0980878">
                <text:p>0.0980878</text:p>
              </table:table-cell>
              <table:table-cell office:value-type="float" office:value="0.0800856">
                <text:p>0.0800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0.4726098">
                <text:p>0.4726098</text:p>
              </table:table-cell>
              <table:table-cell office:value-type="float" office:value="0.5235928">
                <text:p>0.5235928</text:p>
              </table:table-cell>
              <table:table-cell office:value-type="float" office:value="0.1028938">
                <text:p>0.1028938</text:p>
              </table:table-cell>
              <table:table-cell office:value-type="float" office:value="0.092377">
                <text:p>0.092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.5103616">
                <text:p>0.5103616</text:p>
              </table:table-cell>
              <table:table-cell office:value-type="float" office:value="0.5368372">
                <text:p>0.5368372</text:p>
              </table:table-cell>
              <table:table-cell office:value-type="float" office:value="0.1010074">
                <text:p>0.1010074</text:p>
              </table:table-cell>
              <table:table-cell office:value-type="float" office:value="0.08264">
                <text:p>0.08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